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8.00pt" fo:font-weight="normal"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bold"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bold"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bold"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bold" fo:font-family="Calibri" style:font-family-asian="Calibri" style:font-family-complex="Calibri" fo:background-color="transparent" style:use-window-font-color="true"/>
    </style:style>
    <style:style style:name="T22" style:family="text">
      <style:text-properties fo:font-size="11.00pt" fo:font-weight="bold" fo:font-family="Calibri" style:font-family-asian="Calibri" style:font-family-complex="Calibri" fo:background-color="transparent" style:use-window-font-color="true"/>
    </style:style>
    <style:style style:name="T23" style:family="text">
      <style:text-properties fo:font-size="11.00pt" fo:font-weight="bold"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bold" fo:font-family="Calibri" style:font-family-asian="Calibri" style:font-family-complex="Calibri" fo:background-color="transparent" style:use-window-font-color="true"/>
    </style:style>
    <style:style style:name="T32" style:family="text">
      <style:text-properties fo:font-size="11.00pt" fo:font-weight="bold"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f9f9f9" style:use-window-font-color="true"/>
    </style:style>
    <style:style style:name="T35" style:family="text">
      <style:text-properties fo:font-size="12.00pt" fo:font-weight="normal" fo:font-family="Calibri" style:font-family-asian="Calibri" style:font-family-complex="Calibri" fo:background-color="transparent" style:use-window-font-color="true"/>
    </style:style>
    <style:style style:name="T36" style:family="text">
      <style:text-properties fo:font-size="11.00pt" fo:font-weight="bold" fo:font-family="Calibri" style:font-family-asian="Calibri" style:font-family-complex="Calibri" fo:background-color="transparent" style:use-window-font-color="true"/>
    </style:style>
    <style:style style:name="T37" style:family="text">
      <style:text-properties fo:font-size="11.00pt" fo:font-weight="bold" fo:font-family="Calibri" style:font-family-asian="Calibri" style:font-family-complex="Calibri" fo:background-color="transparent" style:use-window-font-color="true"/>
    </style:style>
    <style:style style:name="T38" style:family="text">
      <style:text-properties fo:font-size="11.00pt" fo:font-weight="bold"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bold" fo:font-family="Calibri" style:font-family-asian="Calibri" style:font-family-complex="Calibri" fo:background-color="transparent" style:use-window-font-color="true"/>
    </style:style>
    <style:style style:name="T42" style:family="text">
      <style:text-properties fo:font-size="11.00pt" fo:font-weight="bold"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bold"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bold"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bold"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bottom="8.00pt"/>
    </style:style>
    <style:style style:name="P2" style:family="paragraph">
      <style:paragraph-properties fo:line-height="100.00%" fo:text-align="left" fo:margin-bottom="8.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00.00%" fo:text-align="left" fo:margin-bottom="8.00pt"/>
    </style:style>
    <style:style style:name="P4" style:family="paragraph">
      <style:paragraph-properties fo:line-height="100.00%" fo:text-align="left" fo:margin-left="36.00pt" fo:text-indent="0.00pt" fo:margin-bottom="8.00pt"/>
    </style:style>
    <style:style style:name="P5" style:family="paragraph">
      <style:paragraph-properties fo:line-height="100.00%" fo:text-align="left" fo:margin-bottom="8.00pt"/>
    </style:style>
    <style:style style:name="P6" style:family="paragraph">
      <style:paragraph-properties fo:line-height="100.00%" fo:text-align="left" fo:margin-bottom="8.00pt"/>
    </style:style>
    <text:list-style style:name="L7">
      <text:list-level-style-bullet text:level="1" text:bullet-char="•">
        <style:list-level-properties text:space-before="18.00pt" text:min-label-width="18.00pt"/>
        <style:text-properties fo:font-family="Symbol"/>
      </text:list-level-style-bullet>
    </text:list-style>
    <style:style style:name="P7" style:family="paragraph">
      <style:paragraph-properties fo:line-height="100.00%" fo:text-align="left" fo:margin-bottom="8.00pt"/>
    </style:style>
    <style:style style:name="P8" style:family="paragraph">
      <style:paragraph-properties fo:line-height="100.00%" fo:text-align="left" fo:margin-bottom="8.00pt"/>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100.00%" fo:text-align="left" fo:margin-bottom="8.00pt"/>
    </style:style>
    <style:style style:name="P10" style:family="paragraph">
      <style:paragraph-properties fo:line-height="100.00%" fo:text-align="left" fo:margin-bottom="8.00p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00.00%" fo:text-align="left" fo:margin-bottom="8.00pt"/>
    </style:style>
    <style:style style:name="P12" style:family="paragraph">
      <style:paragraph-properties fo:line-height="100.00%" fo:text-align="left" fo:margin-bottom="8.00p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00.00%" fo:text-align="left" fo:margin-bottom="8.00pt"/>
    </style:style>
    <style:style style:name="P14" style:family="paragraph">
      <style:paragraph-properties fo:line-height="100.00%" fo:text-align="left" fo:margin-bottom="8.00p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00.00%" fo:text-align="left" fo:margin-bottom="8.00pt"/>
    </style:style>
    <style:style style:name="P16" style:family="paragraph">
      <style:paragraph-properties fo:line-height="100.00%" fo:text-align="left" fo:margin-bottom="8.00p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00.00%" fo:text-align="left" fo:margin-bottom="8.00pt"/>
    </style:style>
    <style:style style:name="P18" style:family="paragraph">
      <style:paragraph-properties fo:line-height="100.00%" fo:text-align="left" fo:margin-bottom="8.00pt"/>
    </style:style>
    <text:list-style style:name="L19">
      <text:list-level-style-bullet text:level="1" text:bullet-char="•">
        <style:list-level-properties text:space-before="18.00pt" text:min-label-width="18.00pt"/>
        <style:text-properties fo:font-family="Symbol"/>
      </text:list-level-style-bullet>
    </text:list-style>
    <style:style style:name="P19" style:family="paragraph">
      <style:paragraph-properties fo:line-height="100.00%" fo:text-align="left" fo:margin-bottom="8.00pt"/>
    </style:style>
    <style:style style:name="P20" style:family="paragraph">
      <style:paragraph-properties fo:line-height="100.00%" fo:text-align="left" fo:margin-bottom="8.00p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00.00%" fo:text-align="left" fo:margin-bottom="8.00pt"/>
    </style:style>
    <style:style style:name="P22" style:family="paragraph">
      <style:paragraph-properties fo:line-height="100.00%" fo:text-align="left" fo:margin-left="36.00pt" fo:text-indent="0.00pt" fo:margin-bottom="8.00pt"/>
    </style:style>
  </office:automatic-styles>
  <office:body>
    <office:text>
      <text:p text:style-name="P1"><text:span text:style-name="T1">DSC 520 Final Project Template</text:span></text:p>
      <text:p text:style-name="P2"><text:span text:style-name="T2">This handout is meant to provide you with some structure for your final project. Note that there are two parts to this handout. First, the description of what you will be doing in each section and their general due dates. Second is the template itself with the various headings. </text:span></text:p>
      <text:p text:style-name="P2"><text:span text:style-name="T2">You are free to adjust this as needed but given what you’ll be doing, it is advantageous to you to just follow the template as it will help keep you focused. Should you have any questions, please ask!<text:line-break/></text:span><text:span text:style-name="T3"/></text:p>
      <text:p text:style-name="P2"><text:span text:style-name="T4">Section 1<text:s/></text:span><text:span text:style-name="T5">–</text:span><text:span text:style-name="T6"><text:s/>Week 9<text:s/></text:span><text:span text:style-name="T7">–</text:span><text:span text:style-name="T8"><text:s/>Getting Started</text:span></text:p>
      <text:list text:style-name="L3">
        <text:list-item>
          <text:p text:style-name="P3"><text:span text:style-name="T9">Provide an introduction that explains the problem statement you are addressing. Why would someone be interested in this?</text:span></text:p>
        </text:list-item>
        <text:list-item>
          <text:p text:style-name="P3"><text:span text:style-name="T9">Draft 5-10 Research questions that focus on the problem statement.</text:span></text:p>
        </text:list-item>
        <text:list-item>
          <text:p text:style-name="P3"><text:span text:style-name="T9">Provide a concise explanation of how you plan to address this problem statement.</text:span></text:p>
        </text:list-item>
        <text:list-item>
          <text:p text:style-name="P3"><text:span text:style-name="T9">Discuss how your proposed approach will address (fully or partially) this problem.</text:span></text:p>
        </text:list-item>
        <text:list-item>
          <text:p text:style-name="P3"><text:span text:style-name="T9">Do some digging on a dataset that you can use to address the issue.</text:span></text:p>
        </text:list-item>
        <text:list-item>
          <text:p text:style-name="P4"><text:span text:style-name="T9">Original source where the data was obtained is cited and, if possible, hyperlinked.</text:span></text:p>
        </text:list-item>
        <text:list-item>
          <text:p text:style-name="P4"><text:span text:style-name="T9">Source data is thoroughly explained (i.e. what was the original purpose of the data, when was it collected, how many variables did the original have, explain any peculiarities of the source data such as how missing values are recorded, or how data was imputed, etc.). </text:span></text:p>
        </text:list-item>
        <text:list-item>
          <text:p text:style-name="P5"><text:span text:style-name="T9">Identify the Packages that are needed for your project.</text:span></text:p>
        </text:list-item>
        <text:list-item>
          <text:p text:style-name="P5"><text:span text:style-name="T9">What types of plots and tables will help you to illustrate the<text:s/></text:span><text:span text:style-name="T10">ﬁ</text:span><text:span text:style-name="T11">ndings to your research questions?</text:span></text:p>
        </text:list-item>
        <text:list-item>
          <text:p text:style-name="P5"><text:span text:style-name="T12">What do you not know how to do right now that you need to learn to answer your research questions?</text:span></text:p>
        </text:list-item>
      </text:list>
      <text:p text:style-name="P6"><text:span text:style-name="T13">Section 2<text:s/></text:span><text:span text:style-name="T14">–</text:span><text:span text:style-name="T15"><text:s/>Week 10<text:s/></text:span><text:span text:style-name="T16">–</text:span><text:span text:style-name="T17"><text:s/>Cleaning Your Data and Exploratory Data Analysis</text:span></text:p>
      <text:list text:style-name="L7">
        <text:list-item>
          <text:p text:style-name="P7"><text:span text:style-name="T18">Data importing and cleaning steps are explained in the text and in the DataCamp exercises (tell me why you are doing the data cleaning activities that you perform) and follow a logical process.</text:span></text:p>
        </text:list-item>
        <text:list-item>
          <text:p text:style-name="P7"><text:span text:style-name="T18">With a clean dataset, show what the final data set looks like. However, do not print off a data frame with 200+ rows; show me the data in the most condensed form possible.</text:span></text:p>
        </text:list-item>
        <text:list-item>
          <text:p text:style-name="P7"><text:span text:style-name="T18">What do you not know how to do right now that you need to learn to import and cleanup your dataset?</text:span></text:p>
        </text:list-item>
      </text:list>
      <text:p text:style-name="P8"><text:span text:style-name="T19">Section 3<text:s/></text:span><text:span text:style-name="T20">–</text:span><text:span text:style-name="T21"><text:s/>Week 11<text:s/></text:span><text:span text:style-name="T22">–</text:span><text:span text:style-name="T23"><text:s/>Starting Your Writeups</text:span></text:p>
      <text:list text:style-name="L9">
        <text:list-item>
          <text:p text:style-name="P9"><text:span text:style-name="T24">Discuss how you plan to uncover new information in the data that is not self-evident. </text:span></text:p>
        </text:list-item>
        <text:list-item>
          <text:p text:style-name="P9"><text:span text:style-name="T24">What are different ways you could look at this data to answer the questions you want to answer?</text:span></text:p>
        </text:list-item>
        <text:list-item>
          <text:p text:style-name="P9"><text:span text:style-name="T24">Do you plan to slice and dice the data in different ways, create new variables, or join separate data frames to create new summary information? Explain.</text:span></text:p>
        </text:list-item>
        <text:list-item>
          <text:p text:style-name="P9"><text:span text:style-name="T24">How could you summarize your data to answer key questions?</text:span></text:p>
        </text:list-item>
        <text:list-item>
          <text:p text:style-name="P9"><text:span text:style-name="T24">What types of plots and tables will help you to illustrate the findings to your questions? Ensure that all graph plots have axis titles, legend if necessary, scales are appropriate, appropriate geoms used, etc.).</text:span></text:p>
        </text:list-item>
        <text:list-item>
          <text:p text:style-name="P9"><text:span text:style-name="T24">What do you not know how to do right now that you need to learn to answer your questions?</text:span></text:p>
        </text:list-item>
        <text:list-item>
          <text:p text:style-name="P9"><text:span text:style-name="T24">Do you plan on incorporating any machine learning techniques to answer your research questions? Explain.</text:span></text:p>
        </text:list-item>
      </text:list>
      <text:p text:style-name="P10"><text:span text:style-name="T24">Suggestion from the course professor: Some additional questions you may want to consider asking yourself as you work through this section of the project: </text:span></text:p>
      <text:list text:style-name="L11">
        <text:list-item>
          <text:p text:style-name="P11"><text:span text:style-name="T24">What features could you<text:s/></text:span><text:span text:style-name="T25">ﬁ</text:span><text:span text:style-name="T26">lter on?</text:span></text:p>
        </text:list-item>
        <text:list-item>
          <text:p text:style-name="P11"><text:span text:style-name="T27">How could arranging your data in different ways help?</text:span></text:p>
        </text:list-item>
        <text:list-item>
          <text:p text:style-name="P11"><text:span text:style-name="T27">Can you reduce your data by selecting only certain variables?</text:span></text:p>
        </text:list-item>
        <text:list-item>
          <text:p text:style-name="P11"><text:span text:style-name="T27">Could creating new variables add new insights?</text:span></text:p>
        </text:list-item>
        <text:list-item>
          <text:p text:style-name="P11"><text:span text:style-name="T27">Could summary statistics at different categorical levels tell you more?</text:span></text:p>
        </text:list-item>
        <text:list-item>
          <text:p text:style-name="P11"><text:span text:style-name="T27">How can you incorporate the pipe (%&gt;%) operator to make your code more ef</text:span><text:span text:style-name="T28">ﬁ</text:span><text:span text:style-name="T29">cient?</text:span></text:p>
        </text:list-item>
      </text:list>
      <text:p text:style-name="P12"><text:span text:style-name="T30">Section 4<text:s/></text:span><text:span text:style-name="T31">–</text:span><text:span text:style-name="T32"><text:s/>Week 12</text:span></text:p>
      <text:list text:style-name="L13">
        <text:list-item>
          <text:p text:style-name="P13"><text:span text:style-name="T33">Overall, write a coherent narrative that tells a story with the data as you complete this section.</text:span></text:p>
        </text:list-item>
        <text:list-item>
          <text:p text:style-name="P13"><text:span text:style-name="T33">Summarize the problem statement you addressed. </text:span></text:p>
        </text:list-item>
        <text:list-item>
          <text:p text:style-name="P13"><text:span text:style-name="T33">Summarize how you addressed this problem statement (the data used and the methodology employed). </text:span></text:p>
        </text:list-item>
        <text:list-item>
          <text:p text:style-name="P13"><text:span text:style-name="T33">Summarize the interesting insights that your analysis provided. </text:span></text:p>
        </text:list-item>
        <text:list-item>
          <text:p text:style-name="P13"><text:span text:style-name="T33">Summarize the implications to the consumer (target audience) of your analysis. </text:span></text:p>
        </text:list-item>
        <text:list-item>
          <text:p text:style-name="P13"><text:span text:style-name="T33">Discuss the limitations of your analysis and how you, or someone else, could improve or build on</text:span><text:span text:style-name="T34"><text:s/>it.</text:span><text:span text:style-name="T35"/></text:p>
        </text:list-item>
        <text:list-item>
          <text:p text:style-name="P13"><text:span text:style-name="T35">In addition, submit your completed Project using R Markdown or provide a link to where it can also be downloaded from and/or viewed.</text:span></text:p>
        </text:list-item>
      </text:list>
      <text:p text:style-name="P14"><text:span text:style-name="T35"><text:s/></text:span></text:p>
      <text:p text:style-name="P14"><text:span text:style-name="T35"/></text:p>
      <text:p text:style-name="P14"><text:span text:style-name="T35">Name: <text:line-break/>Date: <text:line-break/>Title: <text:line-break/><text:line-break/></text:span><text:span text:style-name="T36">Section 1<text:s/></text:span><text:span text:style-name="T37">–</text:span><text:span text:style-name="T38"><text:s/>Week 9</text:span></text:p>
      <text:list text:style-name="L15">
        <text:list-item>
          <text:p text:style-name="P15"><text:span text:style-name="T39">Introduction </text:span></text:p>
        </text:list-item>
        <text:list-item>
          <text:p text:style-name="P15"><text:span text:style-name="T39">Research questions </text:span></text:p>
        </text:list-item>
        <text:list-item>
          <text:p text:style-name="P15"><text:span text:style-name="T39">Approach</text:span></text:p>
        </text:list-item>
        <text:list-item>
          <text:p text:style-name="P15"><text:span text:style-name="T39">How your approach addresses (fully or partially) the problem.</text:span></text:p>
        </text:list-item>
        <text:list-item>
          <text:p text:style-name="P15"><text:span text:style-name="T39">Data </text:span></text:p>
        </text:list-item>
        <text:list-item>
          <text:p text:style-name="P15"><text:span text:style-name="T39">Required Packages</text:span></text:p>
        </text:list-item>
        <text:list-item>
          <text:p text:style-name="P15"><text:span text:style-name="T39">Plots and Table Needs</text:span></text:p>
        </text:list-item>
        <text:list-item>
          <text:p text:style-name="P15"><text:span text:style-name="T39">Questions for future steps.</text:span></text:p>
        </text:list-item>
      </text:list>
      <text:p text:style-name="P16"><text:span text:style-name="T40">Section 2<text:s/></text:span><text:span text:style-name="T41">–</text:span><text:span text:style-name="T42"><text:s/>Week 10</text:span></text:p>
      <text:list text:style-name="L17">
        <text:list-item>
          <text:p text:style-name="P17"><text:span text:style-name="T43">How to import and clean my data</text:span></text:p>
        </text:list-item>
        <text:list-item>
          <text:p text:style-name="P17"><text:span text:style-name="T43">What does the final data set look like? </text:span></text:p>
        </text:list-item>
        <text:list-item>
          <text:p text:style-name="P17"><text:span text:style-name="T43">Questions for future steps.</text:span></text:p>
        </text:list-item>
      </text:list>
      <text:p text:style-name="P18"><text:span text:style-name="T44">Section 3<text:s/></text:span><text:span text:style-name="T45">–</text:span><text:span text:style-name="T46"><text:s/>Week 11</text:span></text:p>
      <text:list text:style-name="L19">
        <text:list-item>
          <text:p text:style-name="P19"><text:span text:style-name="T47">What information is not self-evident?</text:span></text:p>
        </text:list-item>
        <text:list-item>
          <text:p text:style-name="P19"><text:span text:style-name="T47">What are different ways you could look at this data?</text:span></text:p>
        </text:list-item>
        <text:list-item>
          <text:p text:style-name="P19"><text:span text:style-name="T47">How do you plan to slice and dice the data?</text:span></text:p>
        </text:list-item>
        <text:list-item>
          <text:p text:style-name="P19"><text:span text:style-name="T47">How could you summarize your data to answer key questions?</text:span></text:p>
        </text:list-item>
        <text:list-item>
          <text:p text:style-name="P19"><text:span text:style-name="T47">What types of plots and tables will help you to illustrate the findings to your questions? </text:span></text:p>
        </text:list-item>
        <text:list-item>
          <text:p text:style-name="P19"><text:span text:style-name="T47">Do you plan on incorporating any machine learning techniques to answer your research questions? Explain.</text:span></text:p>
        </text:list-item>
        <text:list-item>
          <text:p text:style-name="P19"><text:span text:style-name="T47">Questions for future steps.</text:span></text:p>
        </text:list-item>
      </text:list>
      <text:p text:style-name="P20"><text:span text:style-name="T48">Section 4<text:s/></text:span><text:span text:style-name="T49">–</text:span><text:span text:style-name="T50"><text:s/>Week 12</text:span></text:p>
      <text:list text:style-name="L21">
        <text:list-item>
          <text:p text:style-name="P21"><text:span text:style-name="T51">A story / narrative that emerged from your data. Follow this structure.</text:span></text:p>
        </text:list-item>
        <text:list-item>
          <text:p text:style-name="P22"><text:span text:style-name="T51">Introduction.</text:span></text:p>
        </text:list-item>
        <text:list-item>
          <text:p text:style-name="P22"><text:span text:style-name="T51">The problem statement you addressed. </text:span></text:p>
        </text:list-item>
        <text:list-item>
          <text:p text:style-name="P22"><text:span text:style-name="T51">How you addressed this problem statement </text:span></text:p>
        </text:list-item>
        <text:list-item>
          <text:p text:style-name="P22"><text:span text:style-name="T51">Analysis. </text:span></text:p>
        </text:list-item>
        <text:list-item>
          <text:p text:style-name="P22"><text:span text:style-name="T51">Implications. </text:span></text:p>
        </text:list-item>
        <text:list-item>
          <text:p text:style-name="P22"><text:span text:style-name="T51">Limitations.<text:s/></text:span><text:span text:style-name="T52"/></text:p>
        </text:list-item>
        <text:list-item>
          <text:p text:style-name="P22"><text:span text:style-name="T53">Concluding Remarks</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